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5355EFB7E8EDD34.png" manifest:media-type="image/png"/>
  <manifest:file-entry manifest:full-path="Pictures/1000000000000556000003008993CE30970D807D.png" manifest:media-type="image/png"/>
  <manifest:file-entry manifest:full-path="Pictures/1000000000000556000003002A72FB3BE90295E1.png" manifest:media-type="image/png"/>
  <manifest:file-entry manifest:full-path="Pictures/1000000000000556000003006F938FC6D6F72833.png" manifest:media-type="image/png"/>
  <manifest:file-entry manifest:full-path="Pictures/100000000000055600000300B6E7A60B23F6B638.png" manifest:media-type="image/png"/>
  <manifest:file-entry manifest:full-path="Pictures/1000000000000556000003000A8C47EB8638D35D.png" manifest:media-type="image/png"/>
  <manifest:file-entry manifest:full-path="Pictures/10000000000005560000030017A755171274E5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508cm" svg:y="-0.988cm" svg:width="19.957cm" svg:height="11.218cm" draw:z-index="0"><draw:image xlink:href="Pictures/1000000000000556000003002A72FB3BE90295E1.png" xlink:type="simple" xlink:show="embed" xlink:actuate="onLoad"/></draw:frame><draw:frame draw:style-name="fr1" draw:name="Image2" text:anchor-type="paragraph" svg:x="-1.545cm" svg:y="10.931cm" svg:width="20.061cm" svg:height="11.277cm" draw:z-index="1"><draw:image xlink:href="Pictures/1000000000000556000003006F938FC6D6F728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787cm" svg:y="-0.676cm" svg:width="18.754cm" svg:height="10.541cm" draw:z-index="2"><draw:image xlink:href="Pictures/100000000000055600000300B6E7A60B23F6B638.pn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x="-0.725cm" svg:y="0.079cm" svg:width="18.692cm" svg:height="10.507cm" draw:z-index="3"><draw:image xlink:href="Pictures/10000000000005560000030017A755171274E5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605cm" svg:y="-0.298cm" svg:width="18.36cm" svg:height="10.322cm" draw:z-index="4"><draw:image xlink:href="Pictures/1000000000000556000003008993CE30970D807D.png" xlink:type="simple" xlink:show="embed" xlink:actuate="onLoad"/></draw:frame><text:soft-page-break/></text:p>
      <text:p text:style-name="Standard"><draw:frame draw:style-name="fr1" draw:name="Image6" text:anchor-type="paragraph" svg:x="-0.605cm" svg:y="0.402cm" svg:width="18.209cm" svg:height="10.236cm" draw:z-index="5"><draw:image xlink:href="Pictures/10000000000005560000030055355EFB7E8EDD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-0.545cm" svg:y="-0.422cm" svg:width="17.997cm" svg:height="10.118cm" draw:z-index="6"><draw:image xlink:href="Pictures/1000000000000556000003000A8C47EB8638D35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3:01:12.831816906</meta:creation-date>
    <dc:date>2016-03-17T13:06:12.191756795</dc:date>
    <meta:editing-duration>PT4M59S</meta:editing-duration>
    <meta:editing-cycles>1</meta:editing-cycles>
    <meta:document-statistic meta:table-count="0" meta:image-count="7" meta:object-count="0" meta:page-count="5" meta:paragraph-count="0" meta:word-count="0" meta:character-count="0" meta:non-whitespace-character-count="0"/>
    <meta:generator>LibreOffice/5.0.5.2$Linux_X86_64 LibreOffice_project/00m0$Build-2</meta:generator>
  </office:meta>
</office:document-meta>
</file>